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Liberation Sans" fo:font-size="12pt" style:font-size-asian="12pt" style:font-size-complex="12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8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1" style:family="paragraph" style:parent-style-name="Standard">
      <style:text-properties officeooo:paragraph-rsid="01b63ad1"/>
    </style:style>
    <style:style style:name="P52" style:family="paragraph" style:parent-style-name="Standard">
      <style:text-properties officeooo:paragraph-rsid="01bc32b8"/>
    </style:style>
    <style:style style:name="P53" style:family="paragraph" style:parent-style-name="Standard">
      <style:text-properties officeooo:paragraph-rsid="01be4eb0"/>
    </style:style>
    <style:style style:name="P54" style:family="paragraph" style:parent-style-name="Standard">
      <style:text-properties officeooo:paragraph-rsid="01c0339d"/>
    </style:style>
    <style:style style:name="P55" style:family="paragraph" style:parent-style-name="Footnote">
      <style:text-properties officeooo:paragraph-rsid="102291f9"/>
    </style:style>
    <style:style style:name="P56" style:family="paragraph" style:parent-style-name="Footnote">
      <style:text-properties officeooo:paragraph-rsid="0f92b562"/>
    </style:style>
    <style:style style:name="P57" style:family="paragraph" style:parent-style-name="Footnote">
      <style:text-properties officeooo:paragraph-rsid="0204854e"/>
    </style:style>
    <style:style style:name="P58" style:family="paragraph" style:parent-style-name="Footnote">
      <style:text-properties officeooo:paragraph-rsid="02060474"/>
    </style:style>
    <style:style style:name="P59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2" style:family="paragraph" style:parent-style-name="Standard" style:list-style-name="L1">
      <style:paragraph-properties fo:break-before="page"/>
      <style:text-properties officeooo:paragraph-rsid="01e3b86a"/>
    </style:style>
    <style:style style:name="P63" style:family="paragraph" style:parent-style-name="Standard" style:list-style-name="L1">
      <style:text-properties officeooo:paragraph-rsid="01fe3c46"/>
    </style:style>
    <style:style style:name="P6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5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50f3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fo:language="nl" fo:country="NL" fo:font-style="normal" style:text-underline-style="none" fo:font-weight="normal" officeooo:rsid="021e6f0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0" style:family="text">
      <style:text-properties officeooo:rsid="00172dcf"/>
    </style:style>
    <style:style style:name="T181" style:family="text">
      <style:text-properties fo:font-weight="normal" officeooo:rsid="00172dcf" style:font-weight-asian="normal" style:font-weight-complex="normal"/>
    </style:style>
    <style:style style:name="T182" style:family="text">
      <style:text-properties officeooo:rsid="0119bd75"/>
    </style:style>
    <style:style style:name="T183" style:family="text">
      <style:text-properties style:font-name="Liberation Sans"/>
    </style:style>
    <style:style style:name="T184" style:family="text">
      <style:text-properties style:font-name="Liberation Sans" fo:font-size="12pt" style:font-size-asian="12pt" style:font-size-complex="12pt"/>
    </style:style>
    <style:style style:name="T185" style:family="text">
      <style:text-properties style:font-name="Liberation Sans" fo:font-size="12pt" officeooo:rsid="009c12e0" style:font-size-asian="12pt" style:font-size-complex="12pt"/>
    </style:style>
    <style:style style:name="T186" style:family="text">
      <style:text-properties style:font-name="Liberation Sans" fo:font-size="12pt" officeooo:rsid="00178133" style:font-size-asian="12pt" style:font-size-complex="12pt"/>
    </style:style>
    <style:style style:name="T187" style:family="text">
      <style:text-properties style:font-name="Liberation Sans" fo:font-size="12pt" officeooo:rsid="007ef2fc" style:font-size-asian="12pt" style:font-size-complex="12pt"/>
    </style:style>
    <style:style style:name="T188" style:family="text">
      <style:text-properties style:font-name="Liberation Sans" fo:font-size="12pt" style:text-underline-style="none" officeooo:rsid="009c12e0" style:font-size-asian="12pt" style:font-size-complex="12pt"/>
    </style:style>
    <style:style style:name="T189" style:family="text">
      <style:text-properties style:font-name="Liberation Sans" fo:font-size="10pt" style:font-size-asian="10pt" style:font-size-complex="10pt"/>
    </style:style>
    <style:style style:name="T190" style:family="text">
      <style:text-properties style:font-name="Liberation Sans" fo:font-size="10pt" officeooo:rsid="0203f598" style:font-size-asian="10pt" style:font-size-complex="10pt"/>
    </style:style>
    <style:style style:name="T191" style:family="text">
      <style:text-properties officeooo:rsid="007505e5"/>
    </style:style>
    <style:style style:name="T192" style:family="text">
      <style:text-properties officeooo:rsid="0013aa8e"/>
    </style:style>
    <style:style style:name="T193" style:family="text">
      <style:text-properties officeooo:rsid="007ef2fc"/>
    </style:style>
    <style:style style:name="T194" style:family="text">
      <style:text-properties officeooo:rsid="01e96954"/>
    </style:style>
    <style:style style:name="T195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officeooo:rsid="04473353"/>
    </style:style>
    <style:style style:name="T202" style:family="text">
      <style:text-properties officeooo:rsid="0f95a7a0"/>
    </style:style>
    <style:style style:name="T203" style:family="text">
      <style:text-properties officeooo:rsid="0f8f58bd"/>
    </style:style>
    <style:style style:name="T204" style:family="text">
      <style:text-properties officeooo:rsid="0aace3cd"/>
    </style:style>
    <style:style style:name="T205" style:family="text">
      <style:text-properties style:font-name="Ubuntu1"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59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68"/>
      <text:p text:style-name="P68">Dit is een invulbare PDF, afdrukken is niet noodzakelijk.</text:p>
      <text:p text:style-name="P67"><text:span text:style-name="Strong_20_Emphasis"><text:span text:style-name="T4"/></text:span></text:p>
      <text:list xml:id="list2473028416" text:style-name="L1">
        <text:list-item>
          <text:p text:style-name="P64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2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1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21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1">Verzame<text:span text:style-name="T191">l</text:span> <text:span text:style-name="T192">computernaam en </text:span>gebruikersnamen (zie pagina <text:span text:style-name="T19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7"><text:span text:style-name="T184">Verzamel </text:span><text:span text:style-name="Emphasis"><text:span text:style-name="T188">per gebruiker</text:span></text:span><text:span text:style-name="T185"> </text:span><text:span text:style-name="T184">E-mailadressen </text:span><text:span text:style-name="T186">en</text:span><text:span text:style-name="T184"> mailserver</text:span><text:span text:style-name="T186">adressen</text:span><text:span text:style-name="T184"> inclusief gebruikersnamen en wachtwoorden, zie pagina </text:span><text:span text:style-name="T187">4</text:span><text:span text:style-name="T18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21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2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3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1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1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1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1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63"><text:tab/></text:span></text:span><text:span text:style-name="T18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63"><text:tab/></text:span></text:span><text:span text:style-name="T18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1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1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1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1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5"><text:s/></text:span></text:span><text:span text:style-name="Strong_20_Emphasis"><text:span text:style-name="T51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1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1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1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1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44">Als importeren niet lukt, alles exporteren op alle mogelijke manieren vanuit het huidig e-mailprogramma om later de gegevens alsnog te kunnen importeren.</text:p>
          </table:table-cell>
        </table:table-row>
      </table:table>
      <text:p text:style-name="P18"/>
      <text:list xml:id="list92755442811884" text:continue-list="list2473028416" text:style-name="L1">
        <text:list-item text:start-value="1">
          <text:p text:style-name="P62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3"> voorbereiden</text:span></text:span><text:span text:style-name="Strong_20_Emphasis"><text:span text:style-name="T87"> - </text:span></text:span><text:span text:style-name="Strong_20_Emphasis"><text:span text:style-name="T88">vervolg</text:span></text:span></text:p>
        </text:list-item>
      </text:list>
      <text:p text:style-name="P2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2"><text:span text:style-name="Strong_20_Emphasis"><text:span text:style-name="T5"><text:s/></text:span></text:span><text:span text:style-name="Strong_20_Emphasis"><text:span text:style-name="T51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5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5">E</text:span></text:span><text:span text:style-name="Definition"><text:span text:style-name="T196">sc</text:span></text:span><text:span text:style-name="Definition"><text:span text:style-name="T113">, </text:span></text:span><text:span text:style-name="Definition"><text:span text:style-name="T197">D</text:span></text:span><text:span text:style-name="Definition"><text:span text:style-name="T196">elete</text:span></text:span><text:span text:style-name="Definition"><text:span text:style-name="T113">, </text:span></text:span><text:span text:style-name="Definition"><text:span text:style-name="T197">F</text:span></text:span><text:span text:style-name="Definition"><text:span text:style-name="T196">1</text:span></text:span><text:span text:style-name="Definition"><text:span text:style-name="T113">, </text:span></text:span><text:span text:style-name="Definition"><text:span text:style-name="T196">F2</text:span></text:span><text:span text:style-name="Definition"><text:span text:style-name="T113">, </text:span></text:span><text:span text:style-name="Definition"><text:span text:style-name="T197">F9, </text:span></text:span><text:span text:style-name="Definition"><text:span text:style-name="T198">F10, F11, </text:span></text:span><text:span text:style-name="Definition"><text:span text:style-name="T199">of</text:span></text:span><text:span text:style-name="Definition"><text:span text:style-name="T198"> </text:span></text:span><text:span text:style-name="Definition"><text:span text:style-name="T197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9"> </text:span></text:span><text:span text:style-name="Strong_20_Emphasis"><text:span text:style-name="T15">Ubuntu</text:span></text:span><text:span text:style-name="Strong_20_Emphasis"><text:span text:style-name="T9"> </text:span></text:span><text:span text:style-name="Strong_20_Emphasis"><text:span text:style-name="T17">of Debian </text:span></text:span><text:span text:style-name="Strong_20_Emphasis"><text:span text:style-name="T20">Desktop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6"><text:span text:style-name="T201">Vanaf ee</text:span>n <text:span text:style-name="T202">L</text:span>ive <text:span text:style-name="T203">USB</text:span><text:span text:style-name="T204">-stick</text:span><text:span text:style-name="T205"> </text:span>kunt <text:span text:style-name="T201">u opstarten en</text:span> <text:span text:style-name="T189">met </text:span><text:span text:style-name="T190">Linux</text:span><text:span text:style-name="Strong_20_Emphasis"><text:span text:style-name="T159"> </text:span></text:span>werken zonder enige bestanden op de harde schijf te wijzigen en maakt ook installatie van <text:span text:style-name="T209">Linux</text:span><text:span text:style-name="Strong_20_Emphasis"><text:span text:style-name="T159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7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6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8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1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5">M</text:span></text:span><text:span text:style-name="Strong_20_Emphasis"><text:span text:style-name="T26">aak een Windows </text:span></text:span><text:span text:style-name="Strong_20_Emphasis"><text:span text:style-name="T27">back-up</text:span></text:span><text:span text:style-name="Strong_20_Emphasis"><text:span text:style-name="T26"> via kopiëren naar een externe harddisk</text:span></text:span><text:span text:style-name="Strong_20_Emphasis"><text:span text:style-name="T5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Mijn documenten, </text:span></text:span><text:span text:style-name="Strong_20_Emphasis"><text:span text:style-name="T29">etc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Bureaubladachtergrond</text:span></text:span><text:span text:style-name="Strong_20_Emphasis"><text:span text:style-name="T30">en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1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1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1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1"><text:tab/></text:span></text:span><text:span text:style-name="Strong_20_Emphasis"><text:span text:style-name="T28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</text:span></text:span><text:span text:style-name="Strong_20_Emphasis"><text:span text:style-name="T11">Google</text:span></text:span><text:span text:style-name="Strong_20_Emphasis"><text:span text:style-name="T28">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/text:span></text:span><text:span text:style-name="Strong_20_Emphasis"><text:span text:style-name="T85">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1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1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1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1"><text:tab/></text:span></text:span><text:span text:style-name="Strong_20_Emphasis"><text:span text:style-name="T28">De aangemaakte F</text:span></text:span><text:span text:style-name="Strong_20_Emphasis"><text:span text:style-name="T50">irefox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1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1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1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1"><text:tab/></text:span></text:span><text:span text:style-name="Strong_20_Emphasis"><text:span text:style-name="T28">De aangemaakte T</text:span></text:span><text:span text:style-name="Strong_20_Emphasis"><text:span text:style-name="T50">hunderbird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32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2">\</text:span></text:span><text:span text:style-name="Strong_20_Emphasis"><text:span text:style-name="T28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Thunderbird</text:span></text:span></text:p>
          </table:table-cell>
        </table:table-row>
      </table:table>
      <text:p text:style-name="P20"/>
      <text:p text:style-name="P30"/>
      <text:list xml:id="list92756019081100" text:continue-numbering="true" text:style-name="L1">
        <text:list-item>
          <text:p text:style-name="P63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3"> </text:span></text:span><text:span text:style-name="Emphasis"><text:span text:style-name="T76">(</text:span></text:span><text:span text:style-name="Emphasis"><text:span text:style-name="T77">Desktop: </text:span></text:span><text:span text:style-name="Emphasis"><text:span text:style-name="T75">overweeg dual-boot</text:span></text:span><text:span text:style-name="Emphasis"><text:span text:style-name="T76">)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58">Ubuntu </text:span></text:span><text:span text:style-name="Strong_20_Emphasis"><text:span text:style-name="T59">of Debian </text:span></text:span><text:span text:style-name="Strong_20_Emphasis"><text:span text:style-name="T10">Linux volgens de </text:span></text:span><text:span text:style-name="Strong_20_Emphasis"><text:span text:style-name="T64">Checklist</text:span></text:span><text:span text:style-name="Strong_20_Emphasis"><text:span text:style-name="T65"> i</text:span></text:span><text:span text:style-name="Strong_20_Emphasis"><text:span text:style-name="T66">nstallatie</text:span></text:span><text:span text:style-name="Strong_20_Emphasis"><text:span text:style-name="T12"><text:note text:id="ftn4" text:note-class="footnote"><text:note-citation>4</text:note-citation><text:note-body><text:p text:style-name="P58">Checklist installatie is te vinden op 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5"><text:span text:style-name="Strong_20_Emphasis"><text:span text:style-name="T167"><text:tab/></text:span></text:span></text:p>
      <text:list xml:id="list92754838584074" text:continue-numbering="true" text:style-name="L1">
        <text:list-item>
          <text:p text:style-name="P60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0">uitvoeren</text:span></text:span><text:span text:style-name="Strong_20_Emphasis"><text:span text:style-name="T24"> </text:span></text:span><text:span text:style-name="Strong_20_Emphasis"><text:span text:style-name="T83">(</text:span></text:span><text:span text:style-name="Strong_20_Emphasis"><text:span text:style-name="T89">op</text:span></text:span><text:span text:style-name="Strong_20_Emphasis"><text:span text:style-name="T83"> </text:span></text:span><text:span text:style-name="Strong_20_Emphasis"><text:span text:style-name="T90">Linux</text:span></text:span><text:span text:style-name="Strong_20_Emphasis"><text:span text:style-name="T83">)</text:span></text:span><text:span text:style-name="Strong_20_Emphasis"><text:span text:style-name="T24"><text:line-break/></text:span></text:span></text:p>
          <text:p text:style-name="P65">De handelingen in dit hoofdstuk dienen per gebruiker te worden uitgevoerd</text:p>
          <text:p text:style-name="P66"><text:span text:style-name="Emphasis"><text:span text:style-name="T169"/></text:span></text:p>
        </text:list-item>
      </text:list>
      <text:p text:style-name="P16"><text:span text:style-name="Strong_20_Emphasis"><text:span text:style-name="T167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2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24">Koppel de externe harddisk aan.</text:span></text:span></text:p>
      <text:p text:style-name="P12"><text:span text:style-name="Strong_20_Emphasis"><text:span text:style-name="T52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24">Kopieer </text:span></text:span><text:span text:style-name="Strong_20_Emphasis"><text:span text:style-name="T34">Mijn documenten, </text:span></text:span><text:span text:style-name="Strong_20_Emphasis"><text:span text:style-name="T29">etc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35">Kopieer </text:span></text:span><text:span text:style-name="Strong_20_Emphasis"><text:span text:style-name="T28">Bureaubladachtergrond </text:span></text:span><text:span text:style-name="Strong_20_Emphasis"><text:span text:style-name="T36">naar ~/Afbeeldingen.</text:span></text:span></text:p>
      <text:p text:style-name="P12"><text:span text:style-name="Strong_20_Emphasis"><text:span text:style-name="T52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24">Kopieer de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35">naar ~/.</text:span></text:span><text:span text:style-name="Strong_20_Emphasis"><text:span text:style-name="T13">chrome</text:span></text:span><text:span text:style-name="Strong_20_Emphasis"><text:span text:style-name="T37">, </text:span></text:span><text:span text:style-name="Strong_20_Emphasis"><text:span text:style-name="T29">of in </text:span></text:span><text:span text:style-name="Strong_20_Emphasis"><text:span text:style-name="T35">~/.</text:span></text:span><text:span text:style-name="Strong_20_Emphasis"><text:span text:style-name="T14">google</text:span></text:span><text:span text:style-name="Strong_20_Emphasis"><text:span text:style-name="T35">.</text:span></text:span></text:p>
      <text:p text:style-name="P12"><text:span text:style-name="Strong_20_Emphasis"><text:span text:style-name="T52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24">Kopieer de Firefox data </text:span></text:span><text:span text:style-name="Strong_20_Emphasis"><text:span text:style-name="T35">naar ~/.mozilla </text:span></text:span><text:span text:style-name="Strong_20_Emphasis"><text:span text:style-name="T37">(let op </text:span></text:span><text:span text:style-name="Strong_20_Emphasis"><text:span text:style-name="T69">F</text:span></text:span><text:span text:style-name="Strong_20_Emphasis"><text:span text:style-name="T37">irefox</text:span></text:span><text:span text:style-name="Strong_20_Emphasis"><text:span text:style-name="T38">→</text:span></text:span><text:span text:style-name="Strong_20_Emphasis"><text:span text:style-name="T70">f</text:span></text:span><text:span text:style-name="Strong_20_Emphasis"><text:span text:style-name="T39">irefox</text:span></text:span><text:span text:style-name="Strong_20_Emphasis"><text:span text:style-name="T37">), </text:span></text:span><text:span text:style-name="Strong_20_Emphasis"><text:span text:style-name="T29">of in </text:span></text:span><text:span text:style-name="Strong_20_Emphasis"><text:span text:style-name="T35">~/.mozilla.</text:span></text:span></text:p>
      <text:p text:style-name="P16"><text:span text:style-name="Strong_20_Emphasis"><text:span text:style-name="T167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6"><text:span text:style-name="Strong_20_Emphasis"><text:span text:style-name="T167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2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4">Start Thunderbird en controleer de werking </text:span></text:span><text:span text:style-name="Strong_20_Emphasis"><text:span text:style-name="T40">(inc</text:span></text:span><text:span text:style-name="Strong_20_Emphasis"><text:span text:style-name="T41">l</text:span></text:span><text:span text:style-name="Strong_20_Emphasis"><text:span text:style-name="T42">usief </text:span></text:span><text:span text:style-name="Strong_20_Emphasis"><text:span text:style-name="T40"><text:s/></text:span></text:span><text:span text:style-name="Strong_20_Emphasis"><text:span text:style-name="T43">eventuele</text:span></text:span><text:span text:style-name="Strong_20_Emphasis"><text:span text:style-name="T40"> Agenda)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2"><text:tab/></text:span></text:span><text:span text:style-name="Strong_20_Emphasis"><text:span text:style-name="T44">Verwijder overbodige Windows-bestanden via </text:span></text:span><text:span text:style-name="Strong_20_Emphasis"><text:span text:style-name="T61">Terminalvenster</text:span></text:span><text:span text:style-name="T61"> </text:span><text:span text:style-name="T62">en de volgende opdrachtregel:<text:line-break/></text:span></text:p>
      <text:list xml:id="list92755092038347" text:continue-numbering="true" text:style-name="L1">
        <text:list-header>
          <text:p text:style-name="P61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2"><text:line-break/></text:span></text:span></text:p>
        </text:list-header>
      </text:list>
      <text:p text:style-name="P13"><text:span text:style-name="Strong_20_Emphasis"><text:span text:style-name="T52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24">Maak verbinding met het Internet, zodat er </text:span></text:span><text:span text:style-name="Strong_20_Emphasis"><text:span text:style-name="T45">weer</text:span></text:span><text:span text:style-name="Strong_20_Emphasis"><text:span text:style-name="T24"> nieuwe </text:span></text:span><text:span text:style-name="Strong_20_Emphasis"><text:span text:style-name="T46">e-</text:span></text:span><text:span text:style-name="Strong_20_Emphasis"><text:span text:style-name="T24">mails</text:span></text:span><text:span text:style-name="Strong_20_Emphasis"><text:span text:style-name="T47"> </text:span></text:span><text:span text:style-name="Strong_20_Emphasis"><text:span text:style-name="T46">binnen</text:span></text:span><text:span text:style-name="Strong_20_Emphasis"><text:span text:style-name="T24"> </text:span></text:span><text:span text:style-name="Strong_20_Emphasis"><text:span text:style-name="T47">kunnen </text:span></text:span><text:span text:style-name="Strong_20_Emphasis"><text:span text:style-name="T24">komen.</text:span></text:span></text:p>
      <text:list xml:id="list3683261956" text:style-name="L2">
        <text:list-header>
          <text:p text:style-name="P69"><text:span text:style-name="Strong_20_Emphasis"><text:span text:style-name="T179"/></text:span></text:p>
          <text:p text:style-name="P70"><text:span text:style-name="Strong_20_Emphasis"><text:span text:style-name="T179"><text:line-break/></text:span></text:span><text:span text:style-name="Strong_20_Emphasis"><text:span text:style-name="T78">E</text:span></text:span><text:span text:style-name="Strong_20_Emphasis"><text:span text:style-name="T79">inde c</text:span></text:span><text:span text:style-name="Strong_20_Emphasis"><text:span text:style-name="T80">hecklist, </text:span></text:span><text:span text:style-name="Strong_20_Emphasis"><text:span text:style-name="T81">het overzetten</text:span></text:span><text:span text:style-name="T49"> </text:span><text:span text:style-name="T48">is </text:span><text:span text:style-name="T49">voltooid.</text:span></text:p>
        </text:list-header>
      </text:list>
      <text:p text:style-name="P30"/>
      <text:list xml:id="list92756514780844" text:continue-numbering="true" text:style-name="L2">
        <text:list-header>
          <text:p text:style-name="P71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78">CC0 1.0</text:span></text:span></text:a><text:span text:style-name="Emphasis"><text:span text:style-name="T200"> </text:span></text:span><text:span text:style-name="Emphasis"><text:span text:style-name="T20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00"><text:s/></text:span></text:span><text:span text:style-name="Emphasis"><text:span text:style-name="T20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0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2">Gebr.#</text:p>
            <text:p text:style-name="P32"/>
          </table:table-cell>
          <table:table-cell table:style-name="Tabel1.A1" table:number-rows-spanned="2" office:value-type="string">
            <text:p text:style-name="P33">Gebruiker</text:p>
            <text:p text:style-name="P34">(bijv. Jan <text:span text:style-name="T194">Jansen</text:span>)</text:p>
          </table:table-cell>
          <table:table-cell table:style-name="Tabel1.A1" table:number-rows-spanned="2" office:value-type="string">
            <text:p text:style-name="P33">Gebruikersnaam</text:p>
            <text:p text:style-name="P34">(bijv. jan)</text:p>
          </table:table-cell>
          <table:table-cell table:style-name="Tabel1.D1" table:number-rows-spanned="2" office:value-type="string">
            <text:p text:style-name="P37">Wachtwoord</text:p>
            <text:p text:style-name="P35"/>
          </table:table-cell>
          <table:table-cell table:style-name="Tabel1.E1" office:value-type="string">
            <text:p text:style-name="P33"/>
          </table:table-cell>
          <table:table-cell table:style-name="Tabel1.F1" office:value-type="string">
            <text:p text:style-name="P38">BIOS-wachtwoord</text:p>
          </table:table-cell>
          <table:table-cell table:style-name="Tabel1.G1" office:value-type="string">
            <text:p text:style-name="P36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39">Wifi-netwerknaam</text:p>
          </table:table-cell>
          <table:table-cell table:style-name="Tabel1.G2" office:value-type="string">
            <text:p text:style-name="P36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2">1</text:p>
          </table:table-cell>
          <table:table-cell table:style-name="Tabel1.A3" office:value-type="string">
            <text:p text:style-name="P33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6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6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0">Netwerksleutel</text:p>
          </table:table-cell>
          <table:table-cell table:style-name="Tabel1.G2" office:value-type="string">
            <text:p text:style-name="P36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2">2</text:p>
          </table:table-cell>
          <table:table-cell table:style-name="Tabel1.A3" office:value-type="string">
            <text:p text:style-name="P36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6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6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1">Router IP#</text:p>
          </table:table-cell>
          <table:table-cell table:style-name="Tabel1.G2" office:value-type="string">
            <text:p text:style-name="P36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2">3</text:p>
          </table:table-cell>
          <table:table-cell table:style-name="Tabel1.A3" office:value-type="string">
            <text:p text:style-name="P36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6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6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1">Router gebr.nm/ww</text:p>
          </table:table-cell>
          <table:table-cell table:style-name="Tabel1.G2" office:value-type="string">
            <text:p text:style-name="P36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2">4</text:p>
          </table:table-cell>
          <table:table-cell table:style-name="Tabel1.A3" office:value-type="string">
            <text:p text:style-name="P36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6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6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3">TeamViewer ID</text:p>
          </table:table-cell>
          <table:table-cell table:style-name="Tabel1.G2" office:value-type="string">
            <text:p text:style-name="P36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5">Gebr./<text:span text:style-name="T182">Volg#</text:span></text:p>
          </table:table-cell>
          <table:table-cell table:style-name="Tabel2.A1" office:value-type="string">
            <text:p text:style-name="P26">E-mailnaam</text:p>
          </table:table-cell>
          <table:table-cell table:style-name="Tabel2.A1" office:value-type="string">
            <text:p text:style-name="P26">E-mailadres</text:p>
          </table:table-cell>
          <table:table-cell table:style-name="Tabel2.A1" office:value-type="string">
            <text:p text:style-name="P49">Gebruikersnaam</text:p>
          </table:table-cell>
          <table:table-cell table:style-name="Tabel2.A1" office:value-type="string">
            <text:p text:style-name="P45">Wachtwoord</text:p>
          </table:table-cell>
          <table:table-cell table:style-name="Tabel2.A1" office:value-type="string">
            <text:p text:style-name="P45"><text:span text:style-name="T181">Inkomende</text:span><text:span text:style-name="T180"> </text:span>mailserver<text:line-break/>(pop.voorbeeld.com)</text:p>
          </table:table-cell>
          <table:table-cell table:style-name="Tabel2.G1" office:value-type="string">
            <text:p text:style-name="P46"><text:span text:style-name="T18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8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0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7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7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7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7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7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7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7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7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7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7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7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7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7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7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7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7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7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7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7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7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7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7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7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7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7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7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7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7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7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7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7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7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7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7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7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05T09:27:54.430645094">05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05T09:27:54.431674182">05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7:54.276363473</dc:date>
    <meta:print-date>2014-01-05T10:21:33.960023988</meta:print-date>
    <meta:keyword>Installatie</meta:keyword>
    <meta:keyword>Checklist</meta:keyword>
    <meta:keyword>Linux</meta:keyword>
    <meta:editing-cycles>2438</meta:editing-cycles>
    <meta:editing-duration>P5DT2H20M39S</meta:editing-duration>
    <meta:printed-by>Karel Zimmer</meta:printed-by>
    <dc:creator>Karel Zimmer</dc:creator>
    <meta:document-statistic meta:table-count="5" meta:image-count="2" meta:object-count="0" meta:page-count="4" meta:paragraph-count="156" meta:word-count="563" meta:character-count="4516" meta:non-whitespace-character-count="3821"/>
    <meta:user-defined meta:name="Info 1"/>
    <meta:user-defined meta:name="Info 2"/>
    <meta:user-defined meta:name="Info 3"/>
    <meta:user-defined meta:name="Info 4"/>
  </office:meta>
</office:document-meta>
</file>